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5.009cm" style:rel-column-width="8509*"/>
    </style:style>
    <style:style style:name="Tabla1.B" style:family="table-column">
      <style:table-column-properties style:column-width="1.991cm" style:rel-column-width="1129*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704cm" style:rel-column-width="2100*"/>
    </style:style>
    <style:style style:name="Tabla2.B" style:family="table-column">
      <style:table-column-properties style:column-width="13.296cm" style:rel-column-width="7538*"/>
    </style:style>
    <style:style style:name="Tabla2.A1" style:family="table-cell">
      <style:table-cell-properties fo:background-color="#000000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704cm" style:rel-column-width="2100*"/>
    </style:style>
    <style:style style:name="Tabla3.B" style:family="table-column">
      <style:table-column-properties style:column-width="13.296cm" style:rel-column-width="7538*"/>
    </style:style>
    <style:style style:name="Tabla3.A1" style:family="table-cell">
      <style:table-cell-properties fo:background-color="#000000" fo:padding="0.097cm" fo:border="0.05pt solid #00008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5.009cm" style:rel-column-width="8509*"/>
    </style:style>
    <style:style style:name="Tabla4.B" style:family="table-column">
      <style:table-column-properties style:column-width="1.991cm" style:rel-column-width="1129*"/>
    </style:style>
    <style:style style:name="Tabla4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000000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704cm" style:rel-column-width="2100*"/>
    </style:style>
    <style:style style:name="Tabla5.B" style:family="table-column">
      <style:table-column-properties style:column-width="13.296cm" style:rel-column-width="7538*"/>
    </style:style>
    <style:style style:name="Tabla5.A1" style:family="table-cell">
      <style:table-cell-properties fo:background-color="#000000" fo:padding="0.097cm" fo:border="0.05pt solid #00008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704cm" style:rel-column-width="2100*"/>
    </style:style>
    <style:style style:name="Tabla6.B" style:family="table-column">
      <style:table-column-properties style:column-width="13.296cm" style:rel-column-width="7538*"/>
    </style:style>
    <style:style style:name="Tabla6.A1" style:family="table-cell">
      <style:table-cell-properties fo:background-color="#000000" fo:padding="0.097cm" fo:border="0.05pt solid #00008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0643" officeooo:paragraph-rsid="00070643"/>
    </style:style>
    <style:style style:name="P2" style:family="paragraph" style:parent-style-name="Standard">
      <style:text-properties officeooo:rsid="00070643" officeooo:paragraph-rsid="000ff8dd"/>
    </style:style>
    <style:style style:name="P3" style:family="paragraph" style:parent-style-name="Standard">
      <style:text-properties officeooo:rsid="00070643" officeooo:paragraph-rsid="00105f17"/>
    </style:style>
    <style:style style:name="P4" style:family="paragraph" style:parent-style-name="Standard">
      <style:text-properties officeooo:rsid="00070643" officeooo:paragraph-rsid="0010ada2"/>
    </style:style>
    <style:style style:name="P5" style:family="paragraph" style:parent-style-name="Standard">
      <style:text-properties fo:font-size="20pt" officeooo:rsid="00070643" officeooo:paragraph-rsid="00070643" style:font-size-asian="20pt" style:font-size-complex="20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bd9be" officeooo:paragraph-rsid="00193830" style:font-size-asian="12pt" style:font-size-complex="12pt"/>
    </style:style>
    <style:style style:name="P7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bold" officeooo:rsid="000ff8dd" officeooo:paragraph-rsid="00105f17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ffffff" style:font-name="Liberation Serif" fo:font-size="12pt" fo:letter-spacing="normal" fo:font-style="normal" fo:font-weight="bold" officeooo:rsid="000ff8dd" officeooo:paragraph-rsid="0010ada2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rsid="000ff8dd" officeooo:paragraph-rsid="00105f17"/>
    </style:style>
    <style:style style:name="P10" style:family="paragraph" style:parent-style-name="Standard">
      <style:text-properties officeooo:rsid="000ff8dd" officeooo:paragraph-rsid="0010822f"/>
    </style:style>
    <style:style style:name="P11" style:family="paragraph" style:parent-style-name="Standard">
      <style:text-properties officeooo:rsid="000ff8dd" officeooo:paragraph-rsid="0010ada2"/>
    </style:style>
    <style:style style:name="P12" style:family="paragraph" style:parent-style-name="Standard">
      <style:text-properties officeooo:rsid="000ff8dd" officeooo:paragraph-rsid="00145abc"/>
    </style:style>
    <style:style style:name="P13" style:family="paragraph" style:parent-style-name="Standard">
      <style:text-properties fo:color="#000000" officeooo:rsid="000ff8dd" officeooo:paragraph-rsid="000ff8dd"/>
    </style:style>
    <style:style style:name="P14" style:family="paragraph" style:parent-style-name="Standard">
      <style:text-properties fo:color="#000000" officeooo:rsid="000ff8dd" officeooo:paragraph-rsid="00105f17"/>
    </style:style>
    <style:style style:name="P15" style:family="paragraph" style:parent-style-name="Standard">
      <style:text-properties fo:color="#000000" officeooo:rsid="000ff8dd" officeooo:paragraph-rsid="0010ada2"/>
    </style:style>
    <style:style style:name="P16" style:family="paragraph" style:parent-style-name="Standard">
      <style:text-properties fo:color="#000000" officeooo:rsid="000ff8dd" officeooo:paragraph-rsid="0013e3ff"/>
    </style:style>
    <style:style style:name="P17" style:family="paragraph" style:parent-style-name="Standard">
      <style:text-properties fo:color="#000000" officeooo:rsid="000ff8dd" officeooo:paragraph-rsid="00145abc"/>
    </style:style>
    <style:style style:name="P18" style:family="paragraph" style:parent-style-name="Standard">
      <style:text-properties fo:color="#000000" officeooo:rsid="00182e87" officeooo:paragraph-rsid="00182e87"/>
    </style:style>
    <style:style style:name="P19" style:family="paragraph" style:parent-style-name="Standard">
      <style:paragraph-properties fo:break-before="page"/>
      <style:text-properties officeooo:rsid="00070643" officeooo:paragraph-rsid="00070643"/>
    </style:style>
    <style:style style:name="P20" style:family="paragraph" style:parent-style-name="Table_20_Contents">
      <style:text-properties style:use-window-font-color="true" fo:font-weight="bold" officeooo:rsid="00091af1" officeooo:paragraph-rsid="00091af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weight="bold" officeooo:rsid="00091af1" officeooo:paragraph-rsid="00091af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fo:font-weight="bold" officeooo:rsid="00091af1" officeooo:paragraph-rsid="0010ada2" style:font-weight-asian="bold" style:font-weight-complex="bold"/>
    </style:style>
    <style:style style:name="P23" style:family="paragraph" style:parent-style-name="Table_20_Contents">
      <style:text-properties style:use-window-font-color="true" fo:font-weight="bold" officeooo:rsid="00091af1" officeooo:paragraph-rsid="0010ada2" style:font-weight-asian="bold" style:font-weight-complex="bold"/>
    </style:style>
    <style:style style:name="P24" style:family="paragraph" style:parent-style-name="Table_20_Contents">
      <style:text-properties officeooo:rsid="00091af1" officeooo:paragraph-rsid="00091af1"/>
    </style:style>
    <style:style style:name="P25" style:family="paragraph" style:parent-style-name="Table_20_Contents">
      <style:paragraph-properties fo:text-align="center" style:justify-single-word="false"/>
      <style:text-properties officeooo:rsid="00091af1" officeooo:paragraph-rsid="00091af1"/>
    </style:style>
    <style:style style:name="P26" style:family="paragraph" style:parent-style-name="Table_20_Contents">
      <style:paragraph-properties fo:text-align="center" style:justify-single-word="false"/>
      <style:text-properties officeooo:rsid="00091af1" officeooo:paragraph-rsid="0010ada2"/>
    </style:style>
    <style:style style:name="P27" style:family="paragraph" style:parent-style-name="Table_20_Contents">
      <style:text-properties officeooo:rsid="00091af1" officeooo:paragraph-rsid="000bd9be"/>
    </style:style>
    <style:style style:name="P28" style:family="paragraph" style:parent-style-name="Table_20_Contents">
      <style:text-properties officeooo:rsid="00091af1" officeooo:paragraph-rsid="0010ada2"/>
    </style:style>
    <style:style style:name="P29" style:family="paragraph" style:parent-style-name="Table_20_Contents">
      <style:paragraph-properties fo:text-align="center" style:justify-single-word="false"/>
      <style:text-properties officeooo:rsid="000bd9be" officeooo:paragraph-rsid="000bd9be"/>
    </style:style>
    <style:style style:name="P30" style:family="paragraph" style:parent-style-name="Table_20_Contents">
      <style:paragraph-properties fo:text-align="center" style:justify-single-word="false"/>
      <style:text-properties officeooo:rsid="000bd9be" officeooo:paragraph-rsid="0010ada2"/>
    </style:style>
    <style:style style:name="P31" style:family="paragraph" style:parent-style-name="Table_20_Contents">
      <style:text-properties officeooo:rsid="000bd9be" officeooo:paragraph-rsid="000bd9be"/>
    </style:style>
    <style:style style:name="P32" style:family="paragraph" style:parent-style-name="Table_20_Contents">
      <style:text-properties officeooo:rsid="000bd9be" officeooo:paragraph-rsid="0010ada2"/>
    </style:style>
    <style:style style:name="P33" style:family="paragraph" style:parent-style-name="Table_20_Contents">
      <style:paragraph-properties fo:text-align="center" style:justify-single-word="false"/>
      <style:text-properties officeooo:rsid="000d83a9" officeooo:paragraph-rsid="000d83a9"/>
    </style:style>
    <style:style style:name="P34" style:family="paragraph" style:parent-style-name="Table_20_Contents">
      <style:paragraph-properties fo:text-align="center" style:justify-single-word="false"/>
      <style:text-properties officeooo:rsid="000d83a9" officeooo:paragraph-rsid="0010ada2"/>
    </style:style>
    <style:style style:name="P35" style:family="paragraph" style:parent-style-name="Table_20_Contents">
      <style:text-properties officeooo:rsid="000df710" officeooo:paragraph-rsid="000e9623"/>
    </style:style>
    <style:style style:name="P36" style:family="paragraph" style:parent-style-name="Table_20_Contents">
      <style:text-properties officeooo:rsid="000df710" officeooo:paragraph-rsid="0010ada2"/>
    </style:style>
    <style:style style:name="P37" style:family="paragraph" style:parent-style-name="Table_20_Contents">
      <style:text-properties officeooo:rsid="000e9623" officeooo:paragraph-rsid="000e9623"/>
    </style:style>
    <style:style style:name="P38" style:family="paragraph" style:parent-style-name="Table_20_Contents">
      <style:text-properties officeooo:rsid="000e9623" officeooo:paragraph-rsid="0010ada2"/>
    </style:style>
    <style:style style:name="P39" style:family="paragraph" style:parent-style-name="Table_20_Contents">
      <style:text-properties officeooo:rsid="00105f17" officeooo:paragraph-rsid="00105f17"/>
    </style:style>
    <style:style style:name="P40" style:family="paragraph" style:parent-style-name="Table_20_Contents">
      <style:text-properties officeooo:rsid="00105f17" officeooo:paragraph-rsid="0010ada2"/>
    </style:style>
    <style:style style:name="P41" style:family="paragraph" style:parent-style-name="Table_20_Contents">
      <style:text-properties officeooo:rsid="00105f17" officeooo:paragraph-rsid="0013e3ff"/>
    </style:style>
    <style:style style:name="P42" style:family="paragraph" style:parent-style-name="Table_20_Contents">
      <style:text-properties officeooo:rsid="0010822f" officeooo:paragraph-rsid="0010822f"/>
    </style:style>
    <style:style style:name="P43" style:family="paragraph" style:parent-style-name="Table_20_Contents">
      <style:text-properties officeooo:rsid="00145abc" officeooo:paragraph-rsid="00145abc"/>
    </style:style>
    <style:style style:name="P44" style:family="paragraph" style:parent-style-name="Table_20_Contents">
      <style:text-properties officeooo:rsid="00182e87" officeooo:paragraph-rsid="00182e87"/>
    </style:style>
    <style:style style:name="T1" style:family="text">
      <style:text-properties officeooo:rsid="00091af1"/>
    </style:style>
    <style:style style:name="T2" style:family="text">
      <style:text-properties officeooo:rsid="000a42f3"/>
    </style:style>
    <style:style style:name="T3" style:family="text">
      <style:text-properties officeooo:rsid="000bd9be"/>
    </style:style>
    <style:style style:name="T4" style:family="text">
      <style:text-properties officeooo:rsid="000c5ed8"/>
    </style:style>
    <style:style style:name="T5" style:family="text">
      <style:text-properties officeooo:rsid="000e9623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13e3ff" style:font-size-asian="12pt" style:font-size-complex="12pt"/>
    </style:style>
    <style:style style:name="T8" style:family="text">
      <style:text-properties fo:color="#000000" officeooo:rsid="00145abc"/>
    </style:style>
    <style:style style:name="T9" style:family="text">
      <style:text-properties officeooo:rsid="0010822f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officeooo:rsid="00187df0" style:font-size-asian="20pt" style:font-size-complex="20pt"/>
    </style:style>
    <style:style style:name="T12" style:family="text">
      <style:text-properties officeooo:rsid="0010ada2"/>
    </style:style>
    <style:style style:name="T13" style:family="text">
      <style:text-properties officeooo:rsid="00126120"/>
    </style:style>
    <style:style style:name="T14" style:family="text">
      <style:text-properties officeooo:rsid="0013e3ff"/>
    </style:style>
    <style:style style:name="T15" style:family="text">
      <style:text-properties officeooo:rsid="00145abc"/>
    </style:style>
    <style:style style:name="T16" style:family="text">
      <style:text-properties officeooo:rsid="00165581"/>
    </style:style>
    <style:style style:name="T17" style:family="text">
      <style:text-properties officeooo:rsid="001938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KEMON<text:span text:style-name="T4">ES</text:span>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Requisito</text:p>
          </table:table-cell>
          <table:table-cell table:style-name="Tabla1.B1" office:value-type="string">
            <text:p text:style-name="P21">Puntaje</text:p>
          </table:table-cell>
        </table:table-row>
        <table:table-row>
          <table:table-cell table:style-name="Tabla1.A2" office:value-type="string">
            <text:p text:style-name="P24">Usar un archivo externo para el código Javascript y otro para el código CSS </text:p>
          </table:table-cell>
          <table:table-cell table:style-name="Tabla1.B2" office:value-type="string">
            <text:p text:style-name="P25">1</text:p>
          </table:table-cell>
        </table:table-row>
        <table:table-row>
          <table:table-cell table:style-name="Tabla1.A6" office:value-type="string">
            <text:p text:style-name="P24">Maquetar la cabecera de del sitio web indicando que se trata del Examen Parcial, nombre y código del alumno y una línea divisoria en la parte inferior de la cabecera.</text:p>
          </table:table-cell>
          <table:table-cell table:style-name="Tabla1.B6" office:value-type="string">
            <text:p text:style-name="P25">0.5</text:p>
          </table:table-cell>
        </table:table-row>
        <table:table-row>
          <table:table-cell table:style-name="Tabla1.A6" office:value-type="string">
            <text:p text:style-name="P24">Maquetar el área de trabajo del formulario dividiéndola en tres columnas. Una para el select de tipo de pokemon, otra para el <text:span text:style-name="T3">input[text] del </text:span>nombre del pokemon y una tercera para los botones "Buscar" y "Limpiar". </text:p>
          </table:table-cell>
          <table:table-cell table:style-name="Tabla1.B6" office:value-type="string">
            <text:p text:style-name="P25">0.5</text:p>
          </table:table-cell>
        </table:table-row>
        <table:table-row>
          <table:table-cell table:style-name="Tabla1.A6" office:value-type="string">
            <text:p text:style-name="P27">Cargar los datos del select de tipo de pokemon mediante <text:span text:style-name="T2">AJAX con </text:span>los datos <text:span text:style-name="T2">obtenidos del servicio REST 1. Incluir en el select una opción en blanco.</text:span></text:p>
          </table:table-cell>
          <table:table-cell table:style-name="Tabla1.B6" office:value-type="string">
            <text:p text:style-name="P29">2</text:p>
          </table:table-cell>
        </table:table-row>
        <table:table-row>
          <table:table-cell table:style-name="Tabla1.A6" office:value-type="string">
            <text:p text:style-name="P31">Mostrar un mensaje de error al presionar el botón “Buscar” en caso de presionarlo sin haber seleccionado un tipo de pokemon.</text:p>
          </table:table-cell>
          <table:table-cell table:style-name="Tabla1.B6" office:value-type="string">
            <text:p text:style-name="P29">1</text:p>
          </table:table-cell>
        </table:table-row>
        <table:table-row>
          <table:table-cell table:style-name="Tabla1.A7" office:value-type="string">
            <text:p text:style-name="P37">Hacer una petición AJAX al servicio REST 2 para obtener un listado de pokemones con su respectiva imagen, nombre, peso y estatura. Para completar los parámetros de búsqueda del servicio REST 2 deberá capturar los datos del formulario creado.</text:p>
          </table:table-cell>
          <table:table-cell table:style-name="Tabla1.B7" office:value-type="string">
            <text:p text:style-name="P33">2</text:p>
          </table:table-cell>
        </table:table-row>
        <table:table-row>
          <table:table-cell table:style-name="Tabla1.A8" office:value-type="string">
            <text:p text:style-name="P35">Generar con javascript las estructuras del árbol DOM necesarias para mostrar la imagen, nombre, peso y <text:span text:style-name="T5">estatura</text:span> de los pokemones retornados como respuesta de la petición AJAX del paso anterior.</text:p>
          </table:table-cell>
          <table:table-cell table:style-name="Tabla1.B8" office:value-type="string">
            <text:p text:style-name="P33">2</text:p>
          </table:table-cell>
        </table:table-row>
        <table:table-row>
          <table:table-cell table:style-name="Tabla1.A9" office:value-type="string">
            <text:p text:style-name="P31">Borrar el contenido de búsqueda de pokemones, el contenido d<text:span text:style-name="T1">el </text:span>input[text] de <text:span text:style-name="T1">nombre del pokemon </text:span>y deseleccionar el contenido del select de tipo de pokemon al presionar el botón “Limpiar”</text:p>
          </table:table-cell>
          <table:table-cell table:style-name="Tabla1.B9" office:value-type="string">
            <text:p text:style-name="P29">3</text:p>
          </table:table-cell>
        </table:table-row>
      </table:table>
      <text:p text:style-name="P1"/>
      <text:p text:style-name="P6">BASE_URL = <text:span text:style-name="T17">http://softweb.pe/ep/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7">Servicio API REST 1</text:p>
          </table:table-cell>
          <table:covered-table-cell/>
        </table:table-row>
        <table:table-row>
          <table:table-cell table:style-name="Tabla2.A2" office:value-type="string">
            <text:p text:style-name="P39">URL</text:p>
          </table:table-cell>
          <table:table-cell table:style-name="Tabla2.B2" office:value-type="string">
            <text:p text:style-name="P14">BASE_URL + <text:span text:style-name="T6">pokemon/type/list</text:span></text:p>
          </table:table-cell>
        </table:table-row>
        <table:table-row>
          <table:table-cell table:style-name="Tabla2.A4" office:value-type="string">
            <text:p text:style-name="P44">Método</text:p>
          </table:table-cell>
          <table:table-cell table:style-name="Tabla2.B4" office:value-type="string">
            <text:p text:style-name="P18">GET</text:p>
          </table:table-cell>
        </table:table-row>
        <table:table-row>
          <table:table-cell table:style-name="Tabla2.A4" office:value-type="string">
            <text:p text:style-name="P39">Parámetros</text:p>
          </table:table-cell>
          <table:table-cell table:style-name="Tabla2.B4" office:value-type="string">
            <text:p text:style-name="P39">Ninguno</text:p>
          </table:table-cell>
        </table:table-row>
        <table:table-row>
          <table:table-cell table:style-name="Tabla2.A5" office:value-type="string">
            <text:p text:style-name="P39">Respuesta</text:p>
          </table:table-cell>
          <table:table-cell table:style-name="Tabla2.B5" office:value-type="string">
            <text:p text:style-name="P39">[{"type":"ACERO"},{"type":"AGUA"},{"type":"BICHO"},{"type":"DRAGóN"},{"type":"ELéCTRICO"},{"type":"FANTASMA"},{"type":"FUEGO"},{"type":"HADA"},{"type":"HIELO"}, ...]</text:p>
          </table:table-cell>
        </table:table-row>
      </table:table>
      <text:p text:style-name="P1"/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table:number-columns-spanned="2" office:value-type="string">
            <text:p text:style-name="P7">Servicio API REST <text:span text:style-name="T9">2</text:span></text:p>
          </table:table-cell>
          <table:covered-table-cell/>
        </table:table-row>
        <table:table-row>
          <table:table-cell table:style-name="Tabla3.A2" office:value-type="string">
            <text:p text:style-name="P39">URL</text:p>
          </table:table-cell>
          <table:table-cell table:style-name="Tabla3.B2" office:value-type="string">
            <text:p text:style-name="P14">BASE_URL + <text:span text:style-name="T6">pokemon/search?name={name}&amp;type={type}</text:span></text:p>
          </table:table-cell>
        </table:table-row>
        <table:table-row>
          <table:table-cell table:style-name="Tabla3.A4" office:value-type="string">
            <text:p text:style-name="P44">Método</text:p>
          </table:table-cell>
          <table:table-cell table:style-name="Tabla3.B4" office:value-type="string">
            <text:p text:style-name="P18">GET</text:p>
          </table:table-cell>
        </table:table-row>
        <table:table-row>
          <table:table-cell table:style-name="Tabla3.A4" office:value-type="string">
            <text:p text:style-name="P39">Parámetros</text:p>
          </table:table-cell>
          <table:table-cell table:style-name="Tabla3.B4" office:value-type="string">
            <text:p text:style-name="P9">{name} = valor del input[text] de nombre de pokemon</text:p>
            <text:p text:style-name="P10">{type} = nombre del tipo de pokemon capturado del select de tipo de pokemon <text:span text:style-name="T9">(ACERO, <text:s/>AGUA, FANTASMA, EléCTRICO, etc)</text:span></text:p>
          </table:table-cell>
        </table:table-row>
        <table:table-row>
          <table:table-cell table:style-name="Tabla3.A5" office:value-type="string">
            <text:p text:style-name="P39">Respuesta</text:p>
          </table:table-cell>
          <table:table-cell table:style-name="Tabla3.B5" office:value-type="string">
            <text:p text:style-name="P42">[{"id":"888","number":"81","name":"MAGNEMITE","type_1":"ELéCTRICO","type_2":"ACERO","weight":"6","height":"0.3","img":"https:\/\/pokefanaticos.com\/pokedex\/images\/pokemon_iconos\/81.png"},{"id":"889","number":"82","name":"MAGNETON","type_1":"ELéCTRICO","type_2":"ACERO","weight":"60","height":"1","img":"https:\/\/pokefanaticos.com\/pokedex\/images\/pokemon_iconos\/82.png"}, ...]</text:p>
          </table:table-cell>
        </table:table-row>
      </table:table>
      <text:p text:style-name="P3"/>
      <text:p text:style-name="P1"><text:span text:style-name="T10"/></text:p>
      <text:p text:style-name="P19"><text:span text:style-name="T10">PROFES</text:span><text:span text:style-name="T11">ORES ULIMA</text:span></text:p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Requisito</text:p>
          </table:table-cell>
          <table:table-cell table:style-name="Tabla4.B1" office:value-type="string">
            <text:p text:style-name="P22">Puntaje</text:p>
          </table:table-cell>
        </table:table-row>
        <table:table-row>
          <table:table-cell table:style-name="Tabla4.A2" office:value-type="string">
            <text:p text:style-name="P28">Usar un archivo externo para el código Javascript y otro para el código CSS </text:p>
          </table:table-cell>
          <table:table-cell table:style-name="Tabla4.B2" office:value-type="string">
            <text:p text:style-name="P26">1</text:p>
          </table:table-cell>
        </table:table-row>
        <table:table-row>
          <table:table-cell table:style-name="Tabla4.A6" office:value-type="string">
            <text:p text:style-name="P28">Maquetar la cabecera de del sitio web indicando que se trata del Examen Parcial, nombre y código del alumno y una línea divisoria en la parte inferior de la cabecera.</text:p>
          </table:table-cell>
          <table:table-cell table:style-name="Tabla4.B6" office:value-type="string">
            <text:p text:style-name="P26">0.5</text:p>
          </table:table-cell>
        </table:table-row>
        <table:table-row>
          <table:table-cell table:style-name="Tabla4.A6" office:value-type="string">
            <text:p text:style-name="P28">Maquetar el área de trabajo del formulario dividiéndola en tres columnas. Una para el select <text:span text:style-name="T16">de carreras</text:span>, otra para el <text:span text:style-name="T3">input[text] del </text:span>nombre <text:span text:style-name="T12">y/o apellido </text:span>del <text:span text:style-name="T12">profesor</text:span> y una tercera para los botones "Buscar" y "Limpiar". </text:p>
          </table:table-cell>
          <table:table-cell table:style-name="Tabla4.B6" office:value-type="string">
            <text:p text:style-name="P26">0.5</text:p>
          </table:table-cell>
        </table:table-row>
        <table:table-row>
          <table:table-cell table:style-name="Tabla4.A6" office:value-type="string">
            <text:p text:style-name="P28">Cargar los datos del select de <text:span text:style-name="T13">carreras </text:span>mediante <text:span text:style-name="T2">AJAX con </text:span>los datos <text:span text:style-name="T2">obtenidos del servicio REST 1. Incluir en el select una opción en blanco.</text:span></text:p>
          </table:table-cell>
          <table:table-cell table:style-name="Tabla4.B6" office:value-type="string">
            <text:p text:style-name="P30">2</text:p>
          </table:table-cell>
        </table:table-row>
        <table:table-row>
          <table:table-cell table:style-name="Tabla4.A6" office:value-type="string">
            <text:p text:style-name="P32">Mostrar un mensaje de error al presionar el botón “Buscar” en caso de presionarlo sin haber seleccionado un<text:span text:style-name="T13">a carrera</text:span>.</text:p>
          </table:table-cell>
          <table:table-cell table:style-name="Tabla4.B6" office:value-type="string">
            <text:p text:style-name="P30">1</text:p>
          </table:table-cell>
        </table:table-row>
        <table:table-row>
          <table:table-cell table:style-name="Tabla4.A7" office:value-type="string">
            <text:p text:style-name="P38">Hacer una petición AJAX al servicio REST 2 para obtener un listado de <text:span text:style-name="T14">profesores</text:span> con su respectiva imagen, nombre<text:span text:style-name="T14">s</text:span> y <text:span text:style-name="T14">apellidos</text:span>. Para completar los parámetros de búsqueda del servicio REST 2 deberá capturar los datos del formulario creado.</text:p>
          </table:table-cell>
          <table:table-cell table:style-name="Tabla4.B7" office:value-type="string">
            <text:p text:style-name="P34">2</text:p>
          </table:table-cell>
        </table:table-row>
        <table:table-row>
          <table:table-cell table:style-name="Tabla4.A8" office:value-type="string">
            <text:p text:style-name="P36">Generar con javascript las estructuras del árbol DOM necesarias para mostrar la imagen, nombre<text:span text:style-name="T14">s y apellidos </text:span>de los <text:span text:style-name="T14">profesores</text:span> retornados como respuesta de la petición AJAX del paso anterior.</text:p>
          </table:table-cell>
          <table:table-cell table:style-name="Tabla4.B8" office:value-type="string">
            <text:p text:style-name="P34">2</text:p>
          </table:table-cell>
        </table:table-row>
        <table:table-row>
          <table:table-cell table:style-name="Tabla4.A9" office:value-type="string">
            <text:p text:style-name="P32">Borrar el contenido de búsqueda de <text:span text:style-name="T14">profesores</text:span>, el contenido d<text:span text:style-name="T1">el </text:span>input[text] de <text:span text:style-name="T1">nombre del profesor </text:span>y deseleccionar el contenido del select de <text:span text:style-name="T14">carreras </text:span>al presionar el botón “Limpiar”</text:p>
          </table:table-cell>
          <table:table-cell table:style-name="Tabla4.B9" office:value-type="string">
            <text:p text:style-name="P30">3</text:p>
          </table:table-cell>
        </table:table-row>
      </table:table>
      <text:p text:style-name="P4"/>
      <text:p text:style-name="P6">BASE_URL = <text:span text:style-name="T17">http://softweb.pe/ep/</text:span></text:p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8">Servicio API REST 1</text:p>
          </table:table-cell>
          <table:covered-table-cell/>
        </table:table-row>
        <table:table-row>
          <table:table-cell table:style-name="Tabla5.A3" office:value-type="string">
            <text:p text:style-name="P40">URL</text:p>
          </table:table-cell>
          <table:table-cell table:style-name="Tabla5.B3" office:value-type="string">
            <text:p text:style-name="P16">BASE_URL + <text:span text:style-name="T7">carrer/list</text:span></text:p>
          </table:table-cell>
        </table:table-row>
        <table:table-row>
          <table:table-cell table:style-name="Tabla5.A3" office:value-type="string">
            <text:p text:style-name="P44">Método</text:p>
          </table:table-cell>
          <table:table-cell table:style-name="Tabla5.B3" office:value-type="string">
            <text:p text:style-name="P18">GET</text:p>
          </table:table-cell>
        </table:table-row>
        <table:table-row>
          <table:table-cell table:style-name="Tabla5.A4" office:value-type="string">
            <text:p text:style-name="P40">Parámetros</text:p>
          </table:table-cell>
          <table:table-cell table:style-name="Tabla5.B4" office:value-type="string">
            <text:p text:style-name="P40">Ninguno</text:p>
          </table:table-cell>
        </table:table-row>
        <table:table-row>
          <table:table-cell table:style-name="Tabla5.A5" office:value-type="string">
            <text:p text:style-name="P40">Respuesta</text:p>
          </table:table-cell>
          <table:table-cell table:style-name="Tabla5.B5" office:value-type="string">
            <text:p text:style-name="P41"><text:span text:style-name="T14">[{"id":"1","name":"Administración"},{"id":"2","name":"Marketing"},{"id":"3","name":"Negocios Internacionales"},</text:span> ...]</text:p>
          </table:table-cell>
        </table:table-row>
      </table:table>
      <text:p text:style-name="P4"/>
      <text:p text:style-name="P15"><text:span text:style-name="T6"/></text:p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8">Servicio API REST <text:span text:style-name="T9">2</text:span></text:p>
          </table:table-cell>
          <table:covered-table-cell/>
        </table:table-row>
        <table:table-row>
          <table:table-cell table:style-name="Tabla6.A4" office:value-type="string">
            <text:p text:style-name="P40">URL</text:p>
          </table:table-cell>
          <table:table-cell table:style-name="Tabla6.B4" office:value-type="string">
            <text:p text:style-name="P17">BASE_URL + <text:span text:style-name="T15">teacher/carrer/{carrera_id}/search?name={name}</text:span></text:p>
          </table:table-cell>
        </table:table-row>
        <table:table-row>
          <table:table-cell table:style-name="Tabla6.A4" office:value-type="string">
            <text:p text:style-name="P44">Método</text:p>
          </table:table-cell>
          <table:table-cell table:style-name="Tabla6.B4" office:value-type="string">
            <text:p text:style-name="P18">GET</text:p>
          </table:table-cell>
        </table:table-row>
        <table:table-row>
          <table:table-cell table:style-name="Tabla6.A4" office:value-type="string">
            <text:p text:style-name="P40">Parámetros</text:p>
          </table:table-cell>
          <table:table-cell table:style-name="Tabla6.B4" office:value-type="string">
            <text:p text:style-name="P11">{name} = valor del input[text] de nombre de <text:span text:style-name="T15">profesor a buscar</text:span></text:p>
            <text:p text:style-name="P12">{<text:span text:style-name="T8">carrera_id</text:span>} = capturado del select de <text:span text:style-name="T15">carrera (1, 2,3,4,..,12,13)</text:span></text:p>
          </table:table-cell>
        </table:table-row>
        <table:table-row>
          <table:table-cell table:style-name="Tabla6.A5" office:value-type="string">
            <text:p text:style-name="P40">Respuesta</text:p>
          </table:table-cell>
          <table:table-cell table:style-name="Tabla6.B5" office:value-type="string">
            <text:p text:style-name="P43">[{"id":"1","names":"ELBA LOURDES","last_names":"ACUÑA SILLO","img":"http:\/\/oliva.ulima.edu.pe\/imagenes\/fotos\/162505.jpg"},{"id":"2","names":"ROSA YSABEL","last_names":"ADRIAZOLA CRUZ","img":"http:\/\/oliva.ulima.edu.pe\/imagenes\/fotos\/133436.jpg"}<text:span text:style-name="T14">, <text:s text:c="3"/>...]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dejavu sans mono" svg:font-family="'dejavu sans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5:53:02.071702963</meta:creation-date>
    <dc:date>2020-05-21T18:31:49.701836850</dc:date>
    <meta:editing-duration>PT2H7M29S</meta:editing-duration>
    <meta:editing-cycles>17</meta:editing-cycles>
    <meta:generator>LibreOffice/5.1.6.2$Linux_X86_64 LibreOffice_project/10m0$Build-2</meta:generator>
    <meta:document-statistic meta:table-count="6" meta:image-count="0" meta:object-count="0" meta:page-count="3" meta:paragraph-count="78" meta:word-count="586" meta:character-count="4415" meta:non-whitespace-character-count="3899"/>
  </office:meta>
</office:document-meta>
</file>